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UIData.setState( Sheet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Data.saveState( Faces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UIData.broadcast( FacesEvent facesEv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UIData.isAtE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UIData.getColumnLayou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UIData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Data.invokeOnComponent( FacesContext context , String clientId , ContextCallback callback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AbstractUIData.isAtBegin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Data.getPag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UIData.processDecodes( FacesContext contex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bstractUIData.getScrollPosi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UIData.encodeAjax( FacesContext facesContex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bstractUIData.getSheetState( FacesContext faces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UIData.findComponent( String search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UIData.invokeMethodBinding( MethodBinding methodBinding , FacesEvent ev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UIData.encodeEnd( FacesContext faces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UIData.getRenderedChildrenOf( UIColumn colum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UIData.setWidthList( List &lt; Integer &gt; width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Data.hasRow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Data.getLa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UIData.getStateChange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Data.updateSheetState( FacesContext faces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UIData.addStateChangeListener( SheetStateChang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Data.getPag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UIData.queueEvent( FacesEvent facesEve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bstractUIData.restoreState( FacesContext context , Object saved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UIData.getLastPageIndex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UIData.getRenderedColumn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UIData.getWidth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Data.processUpdates( Faces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UIData.performPaging( PageActionEvent pageEvent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AbstractUIData.removeStateChangeListener( SheetStateChang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IData.encodeBegin( FacesContext faces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UIData.getAllColumn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